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 fo:background-color="#000000">
        <style:background-image/>
      </style:paragraph-properties>
      <style:text-properties fo: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ors que la République Galactique des apprentis semble s'éteindre, </text:p>
      <text:p text:style-name="P1">un jeune apprenti tente de rejoindre l'Ordre Jedi d'Astral Dev afin </text:p>
      <text:p text:style-name="P1">de maîtriser la force et apporter la paix et la lumière au sein de la </text:p>
      <text:p text:style-name="P1">République Galactique des Apprentis.</text:p>
      <text:p text:style-name="P1"/>
      <text:p text:style-name="P1">Ce jeune apprenti n'est autre qu'André LAMBERT, un guyanais ordinaire </text:p>
      <text:p text:style-name="P1">qui s'est éveillé à la force très jeune, suivant son destin, il a parcouru </text:p>
      <text:p text:style-name="P1">d'innombrables galaxie pour trouver enfin la République Galactique des Apprentis. </text:p>
      <text:p text:style-name="P1">Mais loin de maîtriser la force en lui et éviter de sombrer dans le côté obscur </text:p>
      <text:p text:style-name="P1">de la force, il doit être accepté au sein de l'Ordre Jedi Astral Dev.</text:p>
      <text:p text:style-name="P1"/>
      <text:p text:style-name="P1">Saura-t-il convaincre le Conseil Jedi d'Astral Dev ? </text:p>
      <text:p text:style-name="P1"/>
      <text:p text:style-name="P1">Sera-t-il l'espoir de la République Galactique des Apprenti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fr" style:country-asian="FR" style:font-name-complex="Aria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3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0-22T15:00:09.20</dc:date>
    <meta:generator>OpenOffice/4.1.14$Win32 OpenOffice.org_project/4114m1$Build-9811</meta:generator>
    <meta:document-statistic meta:table-count="0" meta:image-count="0" meta:object-count="0" meta:page-count="1" meta:paragraph-count="11" meta:word-count="120" meta:character-count="733"/>
    <meta:editing-duration>PT1H1M8S</meta:editing-duration>
    <meta:editing-cycles>1</meta:editing-cycles>
  </office:meta>
</office:document-meta>
</file>